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style:font-name="Courier 10 Pitch" fo:font-size="16pt" officeooo:rsid="00045ea4" officeooo:paragraph-rsid="001820c5" style:font-size-asian="16pt" style:font-size-complex="16pt"/>
    </style:style>
    <style:style style:name="P2" style:family="paragraph" style:parent-style-name="Text_20_body">
      <style:text-properties officeooo:rsid="000aca01" officeooo:paragraph-rsid="001820c5"/>
    </style:style>
    <style:style style:name="P3" style:family="paragraph" style:parent-style-name="Text_20_body">
      <style:text-properties officeooo:rsid="0008f0b2" officeooo:paragraph-rsid="001820c5"/>
    </style:style>
    <style:style style:name="P4" style:family="paragraph" style:parent-style-name="Heading_20_3">
      <style:text-properties officeooo:paragraph-rsid="001820c5"/>
    </style:style>
    <style:style style:name="P5" style:family="paragraph" style:parent-style-name="Heading_20_3">
      <style:text-properties officeooo:paragraph-rsid="00196348"/>
    </style:style>
    <style:style style:name="P6" style:family="paragraph" style:parent-style-name="Heading_20_3">
      <style:text-properties officeooo:paragraph-rsid="001aaa6a"/>
    </style:style>
    <style:style style:name="P7" style:family="paragraph" style:parent-style-name="Heading_20_3">
      <style:text-properties officeooo:paragraph-rsid="001c49ac"/>
    </style:style>
    <style:style style:name="P8" style:family="paragraph" style:parent-style-name="Heading_20_3">
      <style:paragraph-properties fo:break-before="page"/>
      <style:text-properties officeooo:rsid="0008f0b2" officeooo:paragraph-rsid="001820c5"/>
    </style:style>
    <style:style style:name="P9" style:family="paragraph" style:parent-style-name="Heading_20_3">
      <style:paragraph-properties fo:break-before="page"/>
      <style:text-properties officeooo:rsid="0008f0b2" officeooo:paragraph-rsid="001c49ac"/>
    </style:style>
    <style:style style:name="P10" style:family="paragraph" style:parent-style-name="Heading_20_3">
      <style:paragraph-properties fo:break-before="page"/>
      <style:text-properties officeooo:paragraph-rsid="00196348"/>
    </style:style>
    <style:style style:name="P11" style:family="paragraph" style:parent-style-name="Heading_20_3">
      <style:paragraph-properties fo:break-before="page"/>
      <style:text-properties officeooo:rsid="00087423" officeooo:paragraph-rsid="001aaa6a"/>
    </style:style>
    <style:style style:name="P12" style:family="paragraph" style:parent-style-name="Text_20_body">
      <style:text-properties officeooo:rsid="0008f0b2" officeooo:paragraph-rsid="001820c5"/>
    </style:style>
    <style:style style:name="P13" style:family="paragraph" style:parent-style-name="Text_20_body">
      <style:text-properties officeooo:paragraph-rsid="00196348"/>
    </style:style>
    <style:style style:name="P14" style:family="paragraph" style:parent-style-name="Text_20_body">
      <style:text-properties officeooo:rsid="00087423" officeooo:paragraph-rsid="001aaa6a"/>
    </style:style>
    <style:style style:name="P15" style:family="paragraph" style:parent-style-name="Text_20_body">
      <style:text-properties officeooo:rsid="000f59fb" officeooo:paragraph-rsid="001c49ac"/>
    </style:style>
    <style:style style:name="P16" style:family="paragraph" style:parent-style-name="Text_20_body">
      <style:text-properties officeooo:rsid="000aca01" officeooo:paragraph-rsid="001c49ac"/>
    </style:style>
    <style:style style:name="P17" style:family="paragraph" style:parent-style-name="Text_20_body">
      <style:text-properties officeooo:paragraph-rsid="001c49ac"/>
    </style:style>
    <style:style style:name="P18" style:family="paragraph" style:parent-style-name="Heading_20_2">
      <style:text-properties officeooo:rsid="000aca01" officeooo:paragraph-rsid="001820c5"/>
    </style:style>
    <style:style style:name="P19" style:family="paragraph" style:parent-style-name="Heading_20_2">
      <style:text-properties officeooo:rsid="000aca01" officeooo:paragraph-rsid="001c49ac"/>
    </style:style>
    <style:style style:name="P20" style:family="paragraph" style:parent-style-name="Heading_20_2">
      <style:text-properties officeooo:paragraph-rsid="00196348"/>
    </style:style>
    <style:style style:name="P21" style:family="paragraph" style:parent-style-name="Heading_20_2">
      <style:text-properties officeooo:rsid="000b6937" officeooo:paragraph-rsid="001aaa6a"/>
    </style:style>
    <style:style style:name="P22" style:family="paragraph" style:parent-style-name="Heading_20_2">
      <style:text-properties officeooo:paragraph-rsid="001aaa6a"/>
    </style:style>
    <style:style style:name="P23" style:family="paragraph" style:parent-style-name="Standard">
      <style:text-properties style:font-name="Courier 10 Pitch" fo:font-size="16pt" officeooo:rsid="00045ea4" officeooo:paragraph-rsid="00196348" style:font-size-asian="16pt" style:font-size-complex="16pt"/>
    </style:style>
    <style:style style:name="P24" style:family="paragraph" style:parent-style-name="Standard">
      <style:text-properties style:font-name="Courier 10 Pitch" fo:font-size="16pt" officeooo:rsid="00045ea4" officeooo:paragraph-rsid="001aaa6a" style:font-size-asian="16pt" style:font-size-complex="16pt"/>
    </style:style>
    <style:style style:name="P25" style:family="paragraph" style:parent-style-name="Standard">
      <style:text-properties style:font-name="Courier 10 Pitch" fo:font-size="16pt" officeooo:rsid="00045ea4" officeooo:paragraph-rsid="001c49ac" style:font-size-asian="16pt" style:font-size-complex="16pt"/>
    </style:style>
    <style:style style:name="P26" style:family="paragraph" style:parent-style-name="Heading_20_1" style:master-page-name="Right_20_Page">
      <style:paragraph-properties style:page-number="auto"/>
      <style:text-properties officeooo:rsid="000aca01" officeooo:paragraph-rsid="001c49ac"/>
    </style:style>
    <style:style style:name="T1" style:family="text">
      <style:text-properties officeooo:rsid="000f14e3"/>
    </style:style>
    <style:style style:name="T2" style:family="text">
      <style:text-properties officeooo:rsid="000f59fb"/>
    </style:style>
    <style:style style:name="T3" style:family="text">
      <style:text-properties officeooo:rsid="0008f0b2"/>
    </style:style>
    <style:style style:name="T4" style:family="tex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26" text:outline-level="1"><text:span text:style-name="T2">Five Days in May</text:span> (<text:span text:style-name="T2">Blue Rodeo</text:span>)</text:h>
      <text:h text:style-name="P19" text:outline-level="2">Time Signature: <text:span text:style-name="T1">4</text:span>/4</text:h>
      <text:p text:style-name="P16">Chords: <text:span text:style-name="T2">Am, Bm, </text:span>C, <text:span text:style-name="T2">D, Em, </text:span>F, G</text:p>
      <text:p text:style-name="P16">Tempo: 120 - 140 BPM</text:p>
      <text:p text:style-name="P25"/>
      <text:h text:style-name="P9" text:outline-level="3">[INTRO]</text:h>
      <text:p text:style-name="P15">Em <text:s/>D <text:s/>Am <text:s/>C</text:p>
      <text:h text:style-name="P7" text:outline-level="3">[VERSE 1]</text:h>
      <text:p text:style-name="P17">Em</text:p>
      <text:p text:style-name="P15">They met in a hurricane</text:p>
      <text:p text:style-name="P15">D</text:p>
      <text:p text:style-name="P15">Standing in the shelter out of the rain</text:p>
      <text:p text:style-name="P15">Am <text:s text:c="24"/>C</text:p>
      <text:p text:style-name="P15">She tucked a note into his hand</text:p>
      <text:p text:style-name="P15">Em</text:p>
      <text:p text:style-name="P15">Later on they took his car</text:p>
      <text:p text:style-name="P15">D</text:p>
      <text:p text:style-name="P15">Drove on down where the beaches are</text:p>
      <text:p text:style-name="P15">Am <text:s text:c="22"/>C</text:p>
      <text:p text:style-name="P15">He wrote her name in the sand</text:p>
      <text:p text:style-name="P15">G <text:s text:c="9"/>F <text:s text:c="12"/>C <text:s text:c="3"/>D</text:p>
      <text:p text:style-name="P15">Never even let go of her hand</text:p>
      <text:h text:style-name="P7" text:outline-level="3">[VERSE 2]</text:h>
      <text:p text:style-name="P15">Em</text:p>
      <text:p text:style-name="P15">Somehow they stayed that way</text:p>
      <text:p text:style-name="P15">D</text:p>
      <text:p text:style-name="P15">For those 5 days in May</text:p>
      <text:p text:style-name="P15">Am <text:s text:c="28"/>C</text:p>
      <text:p text:style-name="P15">Made all the stars around them shine</text:p>
      <text:p text:style-name="P15">Em</text:p>
      <text:p text:style-name="P15">Funny how you can look in vain</text:p>
      <text:p text:style-name="P15">D</text:p>
      <text:p text:style-name="P15">Living on nerves and such sweet pain</text:p>
      <text:p text:style-name="P15">Am <text:s text:c="25"/>C</text:p>
      <text:p text:style-name="P15">The loneliness that cuts so fine</text:p>
      <text:p text:style-name="P15">G <text:s text:c="22"/>F <text:s text:c="14"/>C <text:s text:c="4"/>D</text:p>
      <text:p text:style-name="P15">To find the face you've seen a thousand times</text:p>
      <text:p text:style-name="P15"/>
      <text:p text:style-name="P15"/>
      <text:h text:style-name="P7" text:outline-level="3"><text:soft-page-break/>[CHORUS]</text:h>
      <text:p text:style-name="P15">C</text:p>
      <text:p text:style-name="P15">Sometimes the world begins</text:p>
      <text:p text:style-name="P15">C</text:p>
      <text:p text:style-name="P15">To set you up on your feet again</text:p>
      <text:p text:style-name="P15">Bm <text:s text:c="26"/>D</text:p>
      <text:p text:style-name="P15">It wipes the tears from your eyes</text:p>
      <text:p text:style-name="P15">C</text:p>
      <text:p text:style-name="P15">How will you ever know</text:p>
      <text:p text:style-name="P15">C</text:p>
      <text:p text:style-name="P15">The way that circumstances go</text:p>
      <text:p text:style-name="P15">Bm <text:s text:c="27"/>D</text:p>
      <text:p text:style-name="P15">Always going to hit you by surprise</text:p>
      <text:p text:style-name="P15"><text:s text:c="2"/>Am</text:p>
      <text:p text:style-name="P15">I know my past</text:p>
      <text:p text:style-name="P15">G</text:p>
      <text:p text:style-name="P15">You were there</text:p>
      <text:p text:style-name="P15"><text:s text:c="3"/>C <text:s text:c="14"/>Em</text:p>
      <text:p text:style-name="P15">In everything I've done</text:p>
      <text:p text:style-name="P15"><text:s text:c="12"/>Em</text:p>
      <text:p text:style-name="P15">You are the one</text:p>
      <text:h text:style-name="P7" text:outline-level="3">[<text:span text:style-name="T2">VERSE 3</text:span>]</text:h>
      <text:p text:style-name="P15">Em</text:p>
      <text:p text:style-name="P15">Looking back it's hard to tell</text:p>
      <text:p text:style-name="P15">D</text:p>
      <text:p text:style-name="P15">Why they stood while others fell</text:p>
      <text:p text:style-name="P15">Am <text:s text:c="24"/>C</text:p>
      <text:p text:style-name="P15">Spend your life working it out</text:p>
      <text:p text:style-name="P15">Em</text:p>
      <text:p text:style-name="P15">All I know is one cloudy day</text:p>
      <text:p text:style-name="P15">D</text:p>
      <text:p text:style-name="P15">They both just ran away</text:p>
      <text:p text:style-name="P15">Am <text:s text:c="28"/>C</text:p>
      <text:p text:style-name="P15">Rain on the windshield heading South</text:p>
      <text:p text:style-name="P15">G <text:s text:c="12"/>F <text:s text:c="15"/>C <text:s text:c="4"/>D</text:p>
      <text:p text:style-name="P15">She loved the lines around his mouth</text:p>
      <text:p text:style-name="P15"/>
      <text:p text:style-name="P15"/>
      <text:p text:style-name="P15"/>
      <text:p text:style-name="P15"/>
      <text:p text:style-name="P15"/>
      <text:h text:style-name="P7" text:outline-level="3"><text:soft-page-break/>[CHORUS]</text:h>
      <text:p text:style-name="P15">C</text:p>
      <text:p text:style-name="P15">Sometimes the world begins</text:p>
      <text:p text:style-name="P15">C</text:p>
      <text:p text:style-name="P15">To set you up on your feet again</text:p>
      <text:p text:style-name="P15"/>
      <text:p text:style-name="P15">Bm <text:s text:c="26"/>D</text:p>
      <text:p text:style-name="P15">It wipes the tears from your eyes</text:p>
      <text:p text:style-name="P15">C</text:p>
      <text:p text:style-name="P15">How will you ever know</text:p>
      <text:p text:style-name="P15">C</text:p>
      <text:p text:style-name="P15">The way that circumstances go</text:p>
      <text:p text:style-name="P15">Bm <text:s text:c="27"/>D</text:p>
      <text:p text:style-name="P15">Always going to hit you by surprise</text:p>
      <text:p text:style-name="P15"><text:s text:c="2"/>Am</text:p>
      <text:p text:style-name="P15">I know my past</text:p>
      <text:p text:style-name="P15">G</text:p>
      <text:p text:style-name="P15">You were there</text:p>
      <text:p text:style-name="P15"><text:s text:c="3"/>C <text:s text:c="14"/>Em</text:p>
      <text:p text:style-name="P15">In everything I've done</text:p>
      <text:p text:style-name="P15"><text:s text:c="12"/>Em</text:p>
      <text:p text:style-name="P15"><text:span text:style-name="T2">You are the on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Courier 10 Pitch" svg:font-family="'Courier 10 Pitch'" style:font-pitch="fixed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cm" fo:margin-bottom="0cm" loext:contextual-spacing="false" style:writing-mode="page"/>
      <style:text-properties style:font-name="Courier New" fo:font-family="'Courier New'" style:font-style-name="Regular" style:font-pitch="variable" fo:font-size="18pt" fo:font-weight="normal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59cm" fo:page-height="27.94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28M56S</meta:editing-duration>
    <meta:editing-cycles>12</meta:editing-cycles>
    <meta:generator>LibreOffice/5.2.5.1$MacOSX_X86_64 LibreOffice_project/0312e1a284a7d50ca85a365c316c7abbf20a4d22</meta:generator>
    <dc:title>Lyrics + Chords</dc:title>
    <dc:date>2017-04-03T13:02:53.725104000</dc:date>
    <meta:print-date>2017-04-03T12:23:29.985893000</meta:print-date>
    <meta:document-statistic meta:table-count="0" meta:image-count="0" meta:object-count="0" meta:page-count="4" meta:paragraph-count="93" meta:word-count="336" meta:character-count="1822" meta:non-whitespace-character-count="1162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